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fo:font-size="18pt" fo:font-style="normal" style:text-underline-style="none" style:font-size-asian="18pt" style:font-style-asian="normal" style:font-size-complex="18pt" style:font-style-complex="normal"/>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style:font-size-asian="18pt" style:font-style-asian="italic" style:font-size-complex="18pt" style:font-style-complex="italic"/>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list-style-name="L2">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8"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text:p>
      <text:p text:style-name="P1"/>
      <text:p text:style-name="P3">Scene 2: Maple and Berry</text:p>
      <text:p text:style-name="P2"/>
      <text:list xml:id="list1491025979289112322" text:style-name="L1">
        <text:list-header>
          <text:p text:style-name="P6">Notes</text:p>
        </text:list-header>
      </text:list>
      <text:p text:style-name="P5"/>
      <text:list xml:id="list31829361" text:continue-numbering="true" text:style-name="L1">
        <text:list-item>
          <text:p text:style-name="P8">Riders of the Rose</text:p>
          <text:list>
            <text:list-item>
              <text:p text:style-name="P8">Maple and Berry were headed to Old Peculiar to deliver some ingredients, but they were destroyed in the chase.</text:p>
              <text:list>
                <text:list-item>
                  <text:p text:style-name="P8">They'll say they were collecting samples on survey for Old Peculiar, and they'd never seen the blight cause aggression like this, so they thought they'd be fine</text:p>
                  <text:list>
                    <text:list-item>
                      <text:p text:style-name="P8">This is partially true, but they were also testing some of Peculiar's experimental mixture with the Green Rose extract</text:p>
                      <text:list>
                        <text:list-item>
                          <text:p text:style-name="P8">are they Old Peculiar employees or Friends of the Rose, or both?</text:p>
                          <text:list>
                            <text:list-item>
                              <text:p text:style-name="P8">Basically, they can't have been both testing and delivering rose extract, since the delivery would be much more urgent and they would be taking way fewer stops or risks</text:p>
                            </text:list-item>
                            <text:list-item>
                              <text:p text:style-name="P8">If they're employees <text:span text:style-name="T2">and </text:span>friends of the rose, it could be that they're testing a new concoction they think might be a cure, and they'd thought blighted creatures were safe, but they ended up going berserk</text:p>
                              <text:list>
                                <text:list-item>
                                  <text:p text:style-name="P8">are they concerned that maybe their tests are what did it? Or were they attacked before they could even test, because they unwittingly approached a blighted creature they didn't expect to go berserk</text:p>
                                </text:list-item>
                              </text:list>
                            </text:list-item>
                          </text:list>
                        </text:list-item>
                      </text:list>
                    </text:list-item>
                  </text:list>
                </text:list-item>
                <text:list-item>
                  <text:p text:style-name="P8">Maple will show them the custom pouch that Berry wore across her chest, and explain that when they have to transport something hazardous, they do it with pouches that basically neutralize whatever's in them if there's a breach.</text:p>
                </text:list-item>
                <text:list-item>
                  <text:p text:style-name="P8">If the PCs ask to look in the pouch, they'll say it's too risky to open it before they can take it to a proper disposal center</text:p>
                  <text:list>
                    <text:list-item>
                      <text:p text:style-name="P8">maybe there's some spell protecting it or material that has expanded and sealed over it</text:p>
                    </text:list-item>
                    <text:list-item>
                      <text:p text:style-name="P8">a red and white striped nylon type thing that kinda looks like the covers they put over houses that are being fumigated</text:p>
                    </text:list-item>
                  </text:list>
                </text:list-item>
              </text:list>
            </text:list-item>
          </text:list>
        </text:list-item>
      </text:list>
      <text:p text:style-name="P5"/>
      <text:list xml:id="list31804530" text:continue-numbering="true" text:style-name="L1">
        <text:list-item>
          <text:p text:style-name="P8">Earnest Bluecrest</text:p>
          <text:list>
            <text:list-item>
              <text:p text:style-name="P8">The guard who followed the PCs into the Two Ford pub at Bajok's urging</text:p>
            </text:list-item>
            <text:list-item>
              <text:p text:style-name="P8">Will either introduce himself, or “offhandedly/unconcernedly” offer his name as “Earnest Gillcuddy”</text:p>
              <text:list>
                <text:list-item>
                  <text:p text:style-name="P8">“Of Gilcuddy's bakery just a mile or two down the road...finest apple tarts this side o' the Selintan...Ma and pa run that store since before I was born and if things keep going like this maybe even after I'm gone...heh...bit of a...dark...thought there I guess well anyway! Erm...where was I? Oh right uh...Gilcuddy, Earnest Gillcuddy”</text:p>
                </text:list-item>
              </text:list>
            </text:list-item>
            <text:list-item>
              <text:p text:style-name="P8">will eventually convince the PCs he needs to take them in for a statement</text:p>
              <text:list>
                <text:list-item>
                  <text:p text:style-name="P8">he'll thank them for what they did, apologize for the misunderstanding, and say he knows they're innocent, but he'd just like to make sure this is all down on paper so they can be better prepared and have square one for an investigation</text:p>
                </text:list-item>
                <text:list-item>
                  <text:p text:style-name="P8"><text:soft-page-break/>he'll say he can protect the riders and help them</text:p>
                </text:list-item>
                <text:list-item>
                  <text:p text:style-name="P8">eventually he'll be joined by his cousin Beckett Locklear, who he'll introduce as</text:p>
                  <text:list>
                    <text:list-item>
                      <text:p text:style-name="P8">“Aye Beckett, come give these fine folks your best Gilcuddy hello”</text:p>
                    </text:list-item>
                  </text:list>
                </text:list-item>
              </text:list>
            </text:list-item>
          </text:list>
        </text:list-item>
      </text:list>
      <text:p text:style-name="P5"/>
      <text:list xml:id="list31826355" text:continue-numbering="true" text:style-name="L1">
        <text:list-item>
          <text:p text:style-name="P8">Grant and Snas</text:p>
          <text:list>
            <text:list-item>
              <text:p text:style-name="P8">Grant will tell Snas everything he knows and thinks about the Bluecrests</text:p>
              <text:list>
                <text:list-item>
                  <text:p text:style-name="P8">Darvin Locklear is Wolfram Bluecrest's nephew</text:p>
                </text:list-item>
                <text:list-item>
                  <text:p text:style-name="P8">The Two Ford Marshalls are in the pocket of the Bluecrests, and he thinks they orchestrated the ambush on the Peculiar Convoy</text:p>
                </text:list-item>
                <text:list-item>
                  <text:p text:style-name="P8">He wants to investigate the nearby bluecrest manor</text:p>
                </text:list-item>
              </text:list>
            </text:list-item>
            <text:list-item>
              <text:p text:style-name="P8">Once Earnest and Beckett have control of the situation (PCs are inside the station, or have let Earnest and Beckett go with Maple and Berry), Grant will tell Snas about them </text:p>
              <text:list>
                <text:list-item>
                  <text:p text:style-name="P8">“those are the fuckers that I was trying to get your friends away from”</text:p>
                </text:list-item>
                <text:list-item>
                  <text:p text:style-name="P8">“Beckett is that lumbering douchebucket who chased after you...fortunately for us he couldn't find his dick with his own hand...probably why he's always such a douchebucket”</text:p>
                </text:list-item>
              </text:list>
            </text:list-item>
          </text:list>
        </text:list-item>
        <text:list-item>
          <text:p text:style-name="P8">Returning to the rest of the PCs, Earnest will betray them, locking them somewhere in the station away from Maple and Berry</text:p>
          <text:list>
            <text:list-item>
              <text:p text:style-name="P8">If this happens, the next scene will not be bluecrest manor, but a jailbreak</text:p>
              <text:list>
                <text:list-item>
                  <text:p text:style-name="P8">If Snas remembers the mental connection, he can check in on Thom, or Thom can try to signal him from inside the cell like he did last time</text:p>
                </text:list-item>
                <text:list-item>
                  <text:p text:style-name="P8">Snas, Grant and Mimeo will help break Cedar, </text:p>
                </text:list-item>
                <text:list-item>
                  <text:p text:style-name="P8">Thom can also call Kathra-Lynn from the jail</text:p>
                  <text:list>
                    <text:list-item>
                      <text:p text:style-name="P8">“Oh yea? Been a while since you've booked a stay at the old iron bar inn what'd you do this time?”</text:p>
                      <text:list>
                        <text:list-item>
                          <text:p text:style-name="P8">As a social worker Thom has gotten swept up in this kind of thing before, so Kathra-Lynn won't be all that worried, but it's become much less frequent of an occurence and more or less stopped since the Flaeness settled into peace</text:p>
                        </text:list-item>
                      </text:list>
                    </text:list-item>
                  </text:list>
                </text:list-item>
              </text:list>
            </text:list-item>
          </text:list>
        </text:list-item>
      </text:list>
      <text:p text:style-name="P5"/>
      <text:list xml:id="list31813331" text:continue-numbering="true" text:style-name="L1">
        <text:list-header>
          <text:p text:style-name="P6">Quest</text:p>
          <text:p text:style-name="P6"/>
        </text:list-header>
        <text:list-item>
          <text:p text:style-name="P10">Talk to Grant, <text:span text:style-name="T3">IMPORTANT: Grant's “asthma” needs to be revealed. Since Snas is currently with him, and starting to wonder about if there might be meds for his mom's illness and anxiety, you can direct the symptoms towards what Snas remembers his mom having, so that he thinks that whatever Grant is using will help her (in fact it will</text:span>)</text:p>
          <text:list>
            <text:list-item>
              <text:p text:style-name="P10">Grant will start wheezing, and Mimeo will either cover his mouth like a respirator to help him, or provide him what he needs to feel better</text:p>
            </text:list-item>
            <text:list-item>
              <text:p text:style-name="P10">Grant's meds are a combination of a corticosteroid (antiflammatory) and a small does of benzodiazepine (alprazolam/Xanax)</text:p>
            </text:list-item>
            <text:list-item>
              <text:p text:style-name="P10">His anxiety + respiratory issues can create a vicious cycle, which each of those substances addresses in its turn</text:p>
            </text:list-item>
          </text:list>
          <text:p text:style-name="P6"/>
          <text:p text:style-name="P6">NPCs</text:p>
          <text:p text:style-name="P6"/>
        </text:list-item>
        <text:list-item>
          <text:p text:style-name="P10">Grant Scramblewise and Mimeo</text:p>
        </text:list-item>
        <text:list-item>
          <text:p text:style-name="P10">Old Peculiar Convoy</text:p>
          <text:list>
            <text:list-item>
              <text:p text:style-name="P10">Eldeth Skrangval (Wood Elf, Ranger)</text:p>
            </text:list-item>
            <text:list-item>
              <text:p text:style-name="P10"><text:soft-page-break/>Bajok Jask (Goliath, Barbarian)</text:p>
            </text:list-item>
            <text:list-item>
              <text:p text:style-name="P10">Dweomer Keth (Gnome, Rogue)</text:p>
            </text:list-item>
            <text:list-item>
              <text:p text:style-name="P10">Grinnus Mishann (Human, Driver)</text:p>
            </text:list-item>
          </text:list>
        </text:list-item>
        <text:list-item>
          <text:p text:style-name="P10">Riders of the Rose</text:p>
          <text:list>
            <text:list-item>
              <text:p text:style-name="P10">Maple Telly</text:p>
            </text:list-item>
            <text:list-item>
              <text:p text:style-name="P10">Berry Pellreed</text:p>
            </text:list-item>
          </text:list>
        </text:list-item>
        <text:list-item>
          <text:p text:style-name="P10">Marshalls</text:p>
          <text:list>
            <text:list-item>
              <text:p text:style-name="P10">Earnest Bluecrest</text:p>
            </text:list-item>
            <text:list-item>
              <text:p text:style-name="P10">Beckett Locklear</text:p>
            </text:list-item>
          </text:list>
        </text:list-item>
      </text:list>
      <text:p text:style-name="P4"/>
      <text:p text:style-name="P4"><text:tab/><text:span text:style-name="T1">Events</text:span></text:p>
      <text:p text:style-name="P4"/>
      <text:list xml:id="list1534086156111307955" text:style-name="L2">
        <text:list-item>
          <text:p text:style-name="P11"/>
        </text:list-item>
      </text:list>
      <text:p text:style-name="P4"/>
      <text:list xml:id="list31831494" text:continue-numbering="true" text:style-name="L2">
        <text:list-header>
          <text:p text:style-name="P7">Encounter Monsters</text:p>
          <text:p text:style-name="P7"/>
        </text:list-header>
      </text:list>
      <text:list xml:id="list1769088808868275254" text:style-name="L3">
        <text:list-item>
          <text:p text:style-name="P9"/>
        </text:list-item>
      </text:list>
      <text:p text:style-name="P5"/>
      <text:p text:style-name="P5"/>
      <text:p text:style-name="P5"/>
      <text:p text:style-name="P5"><text:tab/></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7-15T09:02:53.97</meta:creation-date>
    <meta:generator>OpenOffice/4.1.15$Win32 OpenOffice.org_project/4115m2$Build-9813</meta:generator>
    <dc:date>2025-07-21T11:55:01.84</dc:date>
    <dc:creator>Paul Paroczai</dc:creator>
    <meta:editing-duration>PT8H29M42S</meta:editing-duration>
    <meta:editing-cycles>56</meta:editing-cycles>
    <meta:document-statistic meta:table-count="0" meta:image-count="0" meta:object-count="0" meta:page-count="3" meta:paragraph-count="60" meta:word-count="951" meta:character-count="5192"/>
  </office:meta>
</office:document-meta>
</file>